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202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9888" calcext:value-type="float">
            <text:p>35.67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202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4168" calcext:value-type="float">
            <text:p>35.63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202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588" calcext:value-type="float">
            <text:p>35.61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2021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2020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3688" calcext:value-type="float">
            <text:p>35.60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2019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7968" calcext:value-type="float">
            <text:p>35.55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2018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2017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2016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9304" calcext:value-type="float">
            <text:p>35.57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2014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8824" calcext:value-type="float">
            <text:p>35.54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201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2012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2012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9784" calcext:value-type="float">
            <text:p>35.60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201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6256" calcext:value-type="float">
            <text:p>35.57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2010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200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072" calcext:value-type="float">
            <text:p>35.62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200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2007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2006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2005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3736" calcext:value-type="float">
            <text:p>38.2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2004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2003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200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2001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2001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199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1998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1997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1995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199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26" calcext:value-type="float">
            <text:p>36.04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1994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1993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1048" calcext:value-type="float">
            <text:p>37.34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1991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9176" calcext:value-type="float">
            <text:p>36.07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1990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1989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3728" calcext:value-type="float">
            <text:p>35.92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1988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1987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1985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2736" calcext:value-type="float">
            <text:p>37.89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198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198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403</text:p>
          </table:table-cell>
          <table:table-cell office:value-type="string" calcext:value-type="string">
            <text:p>1979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916" calcext:value-type="float">
            <text:p>35.18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1" meta:object-count="0"/>
    <meta:user-defined meta:name="AppVersion">3.0</meta:user-defined>
  </office:meta>
</office:document-meta>
</file>